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0000002882B91898079C488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cs" fo:country="CZ"/>
    </style:style>
    <style:style style:name="P2" style:family="paragraph" style:parent-style-name="Titulka">
      <style:text-properties style:font-name="Palatino Linotype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Palatino Linotype" fo:font-size="14pt" fo:language="cs" fo:country="CZ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Palatino Linotype" fo:font-size="18pt" fo:language="cs" fo:country="CZ" fo:font-weight="bold" officeooo:paragraph-rsid="0048909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Palatino Linotype" fo:language="cs" fo:country="CZ" fo:font-weight="bold" officeooo:paragraph-rsid="0048909d" style:font-weight-asian="bold" style:font-weight-complex="bold"/>
    </style:style>
    <style:style style:name="P6" style:family="paragraph" style:parent-style-name="Titulka" style:master-page-name="First_20_Page">
      <style:paragraph-properties style:page-number="auto"/>
      <style:text-properties style:font-name="Palatino Linotype" fo:font-size="14pt" fo:language="cs" fo:country="CZ" style:font-size-asian="14pt" style:font-size-complex="14pt"/>
    </style:style>
    <style:style style:name="T1" style:family="text">
      <style:text-properties officeooo:rsid="0044e092"/>
    </style:style>
    <style:style style:name="T2" style:family="text">
      <style:text-properties fo:font-size="14pt" style:font-size-asian="14pt" style:font-name-complex="Times New Roman" style:font-size-complex="14pt"/>
    </style:style>
    <style:style style:name="T3" style:family="text">
      <style:text-properties fo:font-size="14pt" officeooo:rsid="0044e092" style:font-size-asian="14pt" style:font-name-complex="Times New Roman" style:font-size-complex="14pt"/>
    </style:style>
    <style:style style:name="T4" style:family="text">
      <style:text-properties fo:font-size="14pt" officeooo:rsid="0048909d" style:font-size-asian="14pt" style:font-name-complex="Times New Roman" style:font-size-complex="14pt"/>
    </style:style>
    <style:style style:name="T5" style:family="text">
      <style:text-properties officeooo:rsid="0047d3f8"/>
    </style:style>
    <style:style style:name="T6" style:family="text">
      <style:text-properties officeooo:rsid="0048909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4696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Obrázek1" text:anchor-type="paragraph" svg:y="1.649cm" svg:width="8.604cm" svg:height="15.154cm" draw:z-index="0"><draw:image xlink:href="Pictures/1000020100000170000002882B91898079C488B1.png" xlink:type="simple" xlink:show="embed" xlink:actuate="onLoad"/></draw:frame></text:p>
      <text:p text:style-name="P3"/>
      <text:p text:style-name="P4"><text:span text:style-name="T6">MarkDown Thesis Framework</text:span></text:p>
      <text:p text:style-name="P5"><text:span text:style-name="T7">Jan SOBĚSLAV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4">2018-</text:span><text:span text:style-name="T2">201</text:span><text:span text:style-name="T3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loext:contextual-spacing="false" fo:line-height="150%"/>
      <style:text-properties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69cm" loext:contextual-spacing="false" fo:line-height="150%" style:shadow="none"/>
      <style:text-properties fo:background-color="transparen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name-complex="Tahoma1" style:font-family-complex="Tahoma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86cm" fo:margin-bottom="0.086cm" loext:contextual-spacing="false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18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101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auto-update="true" style:class="html">
      <style:paragraph-properties fo:margin-left="0.499cm" fo:margin-right="0cm" fo:margin-top="0.199cm" fo:margin-bottom="0.3cm" loext:contextual-spacing="false" fo:text-indent="0cm" style:auto-text-indent="false"/>
      <style:text-properties fo:font-style="normal" style:font-style-asian="normal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Zdrojový_20_kód" style:display-name="Zdrojový kód" style:family="paragraph" style:parent-style-name="Quotations">
      <style:paragraph-properties fo:margin-top="0.101cm" fo:margin-bottom="0.101cm" loext:contextual-spacing="true" fo:line-height="100%"/>
      <style:text-properties style:font-name="Courier New" fo:font-family="'Courier New'" style:font-style-name="obyčejné" style:font-family-generic="modern" style:font-pitch="fixed" fo:font-size="11pt" fo:background-color="transparen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language="cs" fo:country="CZ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101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4cm" fo:margin-bottom="0.109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itulk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name-complex="Arial" style:font-family-complex="Arial" style:font-family-generic-complex="swiss" style:font-pitch-complex="variable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Reference" style:family="text" style:parent-style-name="Placeholder">
      <style:text-properties fo:color="#000000" style:text-position="0% 100%" style:text-underline-style="none" loext:shadow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zdoj_20_citace" style:display-name="zdoj citace" style:family="text">
      <style:text-properties fo:font-size="10pt"/>
    </style:style>
    <style:style style:name="Page_20_Number" style:display-name="Page Number" style:family="text"/>
    <style:style style:name="Kód" style:family="text">
      <style:text-properties fo:background-color="#eeeee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s" fo:country="CZ"/>
    </style:style>
    <style:page-layout style:name="Mpm1">
      <style:page-layout-properties fo:page-width="21.001cm" fo:page-height="29.7cm" style:num-format="1" style:print-orientation="portrait" fo:margin-top="3cm" fo:margin-bottom="3cm" fo:margin-left="3.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  <style:footer-left>
        <text:p text:style-name="MP1"><text:page-number text:select-page="current">2</text:page-number></text:p>
      </style:footer-left>
    </style:master-page>
    <style:master-page style:name="číslo_20_stránky" style:display-name="číslo stránky" style:page-layout-name="Mpm2" style:next-style-name="Standard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1DT17H56M4S</meta:editing-duration>
    <meta:editing-cycles>210</meta:editing-cycles>
    <meta:generator>LibreOffice/5.1.4.2$Windows_x86 LibreOffice_project/f99d75f39f1c57ebdd7ffc5f42867c12031db97a</meta:generator>
    <dc:date>2019-04-13T23:08:44.506000000</dc:date>
    <meta:document-statistic meta:table-count="0" meta:image-count="1" meta:object-count="0" meta:page-count="1" meta:paragraph-count="5" meta:word-count="8" meta:character-count="48" meta:non-whitespace-character-count="45"/>
    <meta:user-defined meta:name="Info 1"/>
    <meta:user-defined meta:name="Info 2"/>
    <meta:user-defined meta:name="Info 3"/>
    <meta:user-defined meta:name="Info 4"/>
  </office:meta>
</office:document-meta>
</file>